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605" officeooo:paragraph-rsid="00091605"/>
    </style:style>
    <style:style style:name="P2" style:family="paragraph" style:parent-style-name="Standard">
      <style:text-properties officeooo:rsid="0009b1c0" officeooo:paragraph-rsid="0009b1c0"/>
    </style:style>
    <style:style style:name="P3" style:family="paragraph" style:parent-style-name="Standard">
      <style:text-properties officeooo:rsid="000b14fd" officeooo:paragraph-rsid="000b14fd"/>
    </style:style>
    <style:style style:name="P4" style:family="paragraph" style:parent-style-name="Standard">
      <style:text-properties officeooo:rsid="000c5edc" officeooo:paragraph-rsid="000c5edc"/>
    </style:style>
    <style:style style:name="P5" style:family="paragraph" style:parent-style-name="Standard">
      <style:text-properties officeooo:rsid="000df527" officeooo:paragraph-rsid="000df527"/>
    </style:style>
    <style:style style:name="P6" style:family="paragraph" style:parent-style-name="Standard">
      <style:text-properties fo:font-weight="bold" officeooo:rsid="000df527" officeooo:paragraph-rsid="000df527" style:font-weight-asian="bold" style:font-weight-complex="bold"/>
    </style:style>
    <style:style style:name="P7" style:family="paragraph" style:parent-style-name="Standard">
      <style:text-properties fo:font-weight="bold" officeooo:rsid="000f5492" officeooo:paragraph-rsid="000f5492" style:font-weight-asian="bold" style:font-weight-complex="bold"/>
    </style:style>
    <style:style style:name="P8" style:family="paragraph" style:parent-style-name="Standard">
      <style:text-properties fo:font-weight="bold" officeooo:rsid="00122b0e" officeooo:paragraph-rsid="00122b0e" style:font-weight-asian="bold" style:font-weight-complex="bold"/>
    </style:style>
    <style:style style:name="P9" style:family="paragraph" style:parent-style-name="Standard">
      <style:text-properties fo:font-weight="normal" officeooo:rsid="000f5492" officeooo:paragraph-rsid="000f5492" style:font-weight-asian="normal" style:font-weight-complex="normal"/>
    </style:style>
    <style:style style:name="P10" style:family="paragraph" style:parent-style-name="Standard">
      <style:text-properties fo:font-weight="normal" officeooo:rsid="0010dd06" officeooo:paragraph-rsid="0010dd0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prendizaje supervisado siempre tiene un error.</text:p>
      <text:p text:style-name="Text_20_body">Error es aquello que el modelo no puede explicar. El error no está en el dato, el error está en el modelo. </text:p>
      <text:p text:style-name="Text_20_body">Error epistemológico o epistémico (el griego epistheme , conocimiento), el error que cometes porque tu modelo o tu conocimiento es incompleto. </text:p>
      <text:p text:style-name="Text_20_body">Por ejemplo, si supones que todo el mundo tiene una edad de 17. Tu modelo es malo, tiene un error epistemológico. </text:p>
      <text:p text:style-name="Text_20_body">Error aleatórico o aleatorio. es error que es genuino del fenómeno. Es porque el fenómeo en sí tiene un componente aleatorio que no se puede predecir</text:p>
      <text:p text:style-name="Standard"/>
      <text:p text:style-name="P1">En el fondo Machine Learning es estadística. Hay gente qu eno está de acuerdo con eso, pero él considera que sí. </text:p>
      <text:p text:style-name="P1"/>
      <text:p text:style-name="P2">Es difícil saber si un modelo es bueno o malo. La única forma es hacerte un benchmark y comparar los disintos modelos. Se crean modelos de benchmark simples:</text:p>
      <text:p text:style-name="P2">- Modelo aleatorio.: si no superas a este modelo, es que eres malo. </text:p>
      <text:p text:style-name="P2">- Modelo lineal.</text:p>
      <text:p text:style-name="P2">- Modelo que haga simplemente la media</text:p>
      <text:p text:style-name="P2"/>
      <text:p text:style-name="P3">IMPORTANTE: TENER SIMPRE BENCHMARKS, el dato de bondad de un modelo no es la panacea. Siemopre usar benchmarks. </text:p>
      <text:p text:style-name="P3"/>
      <text:p text:style-name="P4">Supuesto de aditividad: uDos variables afectan las dos a la vez. </text:p>
      <text:p text:style-name="P5"/>
      <text:p text:style-name="P5">Un data set es linealmente separabale cuando puedo separar por lineas rectas (sean diagnoales, verticales u horizaontals)</text:p>
      <text:p text:style-name="P5"/>
      <text:p text:style-name="P6">Redes neuronales</text:p>
      <text:p text:style-name="P6"/>
      <text:p text:style-name="P7"/>
      <text:p text:style-name="P7">Gradicenrte descendiente</text:p>
      <text:p text:style-name="P9">Te da UNA línea buena, no la mejor. Coje una línea al hazar y coge la gradiente (primera derivada) es decir, la dirección en la que tengo que ir para descender (descender el error). </text:p>
      <text:p text:style-name="P9"/>
      <text:p text:style-name="P10">Si pego saltos muy grandes, en una función en forma de y estaré borano de un lado para otro</text:p>
      <text:p text:style-name="P9"/>
      <text:p text:style-name="P10">En redes neuranes el hiperpaáremtro que regulas ese gradiente es el Learning rate. Si lo pongo muy a lot puede que se me quede rebotando. </text:p>
      <text:p text:style-name="P7"/>
      <text:p text:style-name="P8">La red neuronal es muy sensible a hiperparámet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7:17:31.271703058</meta:creation-date>
    <dc:date>2019-02-22T21:55:57.387424433</dc:date>
    <meta:editing-duration>PT47M46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1" meta:paragraph-count="19" meta:word-count="304" meta:character-count="1750" meta:non-whitespace-character-count="1456"/>
  </office:meta>
</office:document-meta>
</file>